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200000241000001B195475809.eps"/>
  <manifest:file-entry manifest:media-type="" manifest:full-path="Pictures/2000000200000241000001B1FEF6552B.eps"/>
  <manifest:file-entry manifest:media-type="" manifest:full-path="Pictures/2000000200000241000001B11CC6547B.eps"/>
  <manifest:file-entry manifest:media-type="" manifest:full-path="Pictures/2000000200000241000001B18C20800C.eps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 style:list-style-name="L3"/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style:font-name="Courier New" fo:font-size="10pt" style:text-underline-style="none" style:font-size-asian="10pt" style:font-size-complex="10pt"/>
    </style:style>
    <style:style style:name="P9" style:family="paragraph" style:parent-style-name="Standard">
      <style:text-properties style:font-name="Courier New" fo:font-size="10pt" style:text-underline-style="solid" style:text-underline-width="auto" style:text-underline-color="font-color" style:font-size-asian="10pt" style:font-size-complex="10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10pt" style:font-size-asian="10pt" style:font-size-complex="10pt"/>
    </style:style>
    <style:style style:name="T5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Federal do Rio de Janeiro<text:tab/></text:p>
      <text:p text:style-name="Standard">Escola Politécnica</text:p>
      <text:p text:style-name="Standard">Engenharia Eletrônica e de Computação</text:p>
      <text:p text:style-name="Standard">Circuitos Elétricos II </text:p>
      <text:p text:style-name="Standard">Alunos: Marcelle de Souza Campos</text:p>
      <text:p text:style-name="Standard"><text:tab/> <text:s/>Pedro Angelo Medeiros Fonini</text:p>
      <text:p text:style-name="Standard"/>
      <text:p text:style-name="P1"><text:span text:style-name="T1"/></text:p>
      <text:p text:style-name="P1"><text:span text:style-name="T1">Programa de análise de circuitos no tempo para estudo dos Métodos de Gear</text:span></text:p>
      <text:p text:style-name="P2"/>
      <text:p text:style-name="P2"/>
      <text:p text:style-name="Standard"/>
      <text:p text:style-name="Standard"><text:s/><text:tab/>Nosso trabalho foi desenvolvido na linguagem C++, sendo ele composto por 4 arquivos: <text:span text:style-name="T4">Makefile</text:span>, <text:span text:style-name="T4">trabalhoCircuitosEletricos.cpp</text:span>, <text:span text:style-name="T4">myFuntions.cpp</text:span> e <text:span text:style-name="T4">circuitAnalysis.h</text:span>. O arquivo <text:span text:style-name="T4">trabalhoCircuitosEletricos.cpp</text:span> contém a rotina principal do programa; os outros são auxiliares, contendo definições e implementações das funções.</text:p>
      <text:p text:style-name="Standard"/>
      <text:p text:style-name="Standard"><text:s text:c="12"/>Analisamos o circuito da seguinte forma:</text:p>
      <text:p text:style-name="Standard"/>
      <text:p text:style-name="Standard"><text:tab/>1-) O conteúdo do arquivo com a netlist é lido para a memória, e todos os dados são guardados numa lista de elementos, uma instância da classe elementsList, que guarda os elementos indexados pelo nome.</text:p>
      <text:p text:style-name="Standard"/>
      <text:p text:style-name="Standard"><text:tab/>2-) Fazemos uma análise inicial com ordem de GEAR igual a 1 e passo igual ao passo especificado dividido por 1E+9 para descobrir a solução em t=0. O “chute” inicial que fazemos para o método de Newton-Raphson é tomar todas as tensões como sendo zero. Os estados dos elementos reativos (capacitores e indutores) são os especificados na netlist, ou então zero caso não haja condições iniciais. Esta solução encontrada para o instante t=0 fica sendo também, caso seja necessário, a solução para t&lt;0.</text:p>
      <text:p text:style-name="Standard"/>
      <text:p text:style-name="Standard"><text:s text:c="12"/>3-) Para cada instante de tempo, fazemos novamente o método de newton-raphson, mas desta vem com chute inicial igual às tensões no instante anterior. Dessa maneira, o método converge mais rapidamente, e evita que sistemas com mais de uma solução apresentem “pulos” inesperados.</text:p>
      <text:p text:style-name="Standard"/>
      <text:p text:style-name="Standard"><text:tab/> <text:s text:c="5"/>Observações: </text:p>
      <text:p text:style-name="Standard"/>
      <text:p text:style-name="Standard"><text:tab/><text:tab/>- Na presença de cada curto, fonte de tensão, amplificador de tensão, transresistor ou indutor, uma variável j (de corrente) a mais é acrescentada às matrizes da análise modificada;</text:p>
      <text:p text:style-name="Standard"/>
      <text:list xml:id="list260762663" text:style-name="L3">
        <text:list-item>
          <text:list>
            <text:list-item>
              <text:list>
                <text:list-item>
                  <text:p text:style-name="P6">Na presença de indutores e capacitores, para que ocorra a montagem de estampas, a função gearMethod é chamada. Esta função terá como responsabilidade apresentar o modelo destes elementos, que será constituido por uma resistência e uma fonte de corrente/tensão, de acordo com as respectivas especificações fornecidas ao programa, tais como a ordem do Método de Gear e o passo interno e o passo; Usamos fontes de tensão para o indutor (com o objetivo de medir a corrente que passa nele) e fontes de corrente para o capacitor.</text:p>
                  <text:p text:style-name="P6"/>
                </text:list-item>
              </text:list>
            </text:list-item>
          </text:list>
        </text:list-item>
      </text:list>
      <text:p text:style-name="Standard"/>
      <text:p text:style-name="Standard"><text:soft-page-break/><text:tab/>6-) Terminado este processo, o arquivo finalmente será fechado e estará pronto para analise <text:s/>pelo usuário. Ele pode ser executado diretamente pelo MATLAB para gerar variáveis de nomes <text:span text:style-name="T4">t</text:span>, <text:span text:style-name="T4">e1</text:span>, <text:span text:style-name="T4">e2</text:span>, <text:span text:style-name="T4">e3</text:span>, ..., <text:span text:style-name="T4">j</text:span>&lt;nome1&gt;, <text:span text:style-name="T4">j</text:span>&lt;nome2&gt;, etc. Elas podem ser plotadas, por exemplo, com</text:p>
      <text:p text:style-name="Standard"><text:span text:style-name="T4">plot(t,e1, t,e2, t,jVcc);</text:span></text:p>
      <text:p text:style-name="Standard"/>
      <text:p text:style-name="Standard"><text:tab/> <text:s text:c="5"/>Observações: </text:p>
      <text:p text:style-name="Standard"/>
      <text:list xml:id="list1952523607" text:continue-numbering="true" text:style-name="L3">
        <text:list-item>
          <text:list>
            <text:list-item>
              <text:list>
                <text:list-item>
                  <text:p text:style-name="P6">Se for desejado que a saída seja diretamente legível pelo MATLAB, a constante <text:span text:style-name="T4">OUTPUT_MATLAB</text:span> deve ser definida, ou pelo comando de compilação</text:p>
                  <text:p text:style-name="P6">(<text:span text:style-name="T4">-DOUTPUT_MATLAB</text:span>, que é o método usado no <text:span text:style-name="T3">Makefile</text:span>) ou então através de um comando <text:span text:style-name="T4">#define</text:span> no arquivo <text:span text:style-name="T4">circuitAnalysis.h</text:span> . Se essa macro não for definida, a saída será um arquivo <text:span text:style-name="T4">.txt</text:span> contendo somente uma tabela, sem nenhum comando para o matlab.</text:p>
                </text:list-item>
                <text:list-item>
                  <text:p text:style-name="P6">Alguns sistemas não implementam a função <text:span text:style-name="T4">strtold()</text:span> do header <text:span text:style-name="T4">stdlib.h</text:span> . Se houver algum problema durante a compilação relacionado a essa função, deve-se acionar a macro <text:span text:style-name="T4">CHANGE_STRTOLD</text:span> (ou via linha de comando, ou via <text:span text:style-name="T4">#define</text:span>, como explicado acima)</text:p>
                </text:list-item>
              </text:list>
            </text:list-item>
          </text:list>
        </text:list-item>
      </text:list>
      <text:p text:style-name="Standard"><text:tab/><text:tab/></text:p>
      <text:p text:style-name="Standard"/>
      <text:p text:style-name="Standard"><text:tab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oft-page-break/><text:span text:style-name="T2">Exemplos:</text:span></text:p>
      <text:p text:style-name="Standard"><text:span text:style-name="T2"/></text:p>
      <text:p text:style-name="P4">capacitor descarregando:</text:p>
      <text:p text:style-name="P3">circuito simples com um capacitor e um resistor, o capacitor com condição inicial.</text:p>
      <text:p text:style-name="P3"/>
      <text:p text:style-name="P4">capacitor carregando:</text:p>
      <text:p text:style-name="P3">Idem, mas sem condição inicial, e com uma fonte de tensão</text:p>
      <text:p text:style-name="P3"/>
      <text:p text:style-name="P8">V1 1 0 DC 3</text:p>
      <text:p text:style-name="P8">R1 1 2 2</text:p>
      <text:p text:style-name="P8">C1 2 0 1</text:p>
      <text:p text:style-name="P8"/>
      <text:p text:style-name="P8">.TRAN 20 .001 GEAR4 1</text:p>
      <text:p text:style-name="P8"/>
      <text:p text:style-name="P8"><draw:frame draw:style-name="fr1" draw:name="graphics1" text:anchor-type="paragraph" svg:width="6.9252in" svg:height="5.1965in" draw:z-index="0"><draw:image xlink:href="Pictures/2000000200000241000001B1FEF6552B.eps" xlink:type="simple" xlink:show="embed" xlink:actuate="onLoad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diodo memoria:</text:p>
      <text:p text:style-name="P3"/>
      <text:p text:style-name="P8"># A interseção da curva do diodo com a curva de um thevenin com resistor</text:p>
      <text:p text:style-name="P8"># negativo tem duas soluções. Este circuito usa esse fato para implementar uma</text:p>
      <text:p text:style-name="P8"># memória. Se a chave estiver aberta, a tensão no diodo é constante (é a</text:p>
      <text:p text:style-name="P8"># memória; pode ser -1 ou 0.6). Quando a chave fecha, o valor da tensão Vpulso</text:p>
      <text:p text:style-name="P8"># é "carregado" no diodo, que mantém esse valor após a chave abrir de novo.</text:p>
      <text:p text:style-name="P8"/>
      <text:p text:style-name="P8"># esta fonte é desconexa do resto do circuito</text:p>
      <text:p text:style-name="P8">Vctrl 1 0 PULSE -1 1 1.5 .01 .01 .09 1 1000</text:p>
      <text:p text:style-name="P8"/>
      <text:p text:style-name="P8">V1 2 0 DC -1</text:p>
      <text:p text:style-name="P8">R1 2 3 -2</text:p>
      <text:p text:style-name="P8">N1 3 0 -10 -1.001e-6 -6e-3 -1e-6 0.6 .1e-3 1 10</text:p>
      <text:p text:style-name="P8"/>
      <text:p text:style-name="P8">$1 3 4 1 0 1e10 1e-10</text:p>
      <text:p text:style-name="P8">Vpulso 4 0 PULSE -1 1 0 .1 .1 .9 2 1000</text:p>
      <text:p text:style-name="P8"/>
      <text:p text:style-name="P8">.TRAN 10 .005 GEAR3 1</text:p>
      <text:p text:style-name="P4"/>
      <text:p text:style-name="P4"><draw:frame draw:style-name="fr3" draw:name="graphics3" text:anchor-type="paragraph" svg:width="6.9252in" svg:height="5.1965in" draw:z-index="2"><draw:image xlink:href="Pictures/2000000200000241000001B195475809.eps" xlink:type="simple" xlink:show="embed" xlink:actuate="onLoad"/></draw:frame></text:p>
      <text:p text:style-name="P4"/>
      <text:p text:style-name="P4"/>
      <text:p text:style-name="P4"/>
      <text:p text:style-name="P4"/>
      <text:p text:style-name="P4"><text:soft-page-break/>filtro zener:</text:p>
      <text:p text:style-name="P4"><text:span text:style-name="T5">Fonte de tensão regulada com diodo zener</text:span></text:p>
      <text:p text:style-name="P4"><text:span text:style-name="T5"/></text:p>
      <text:p text:style-name="P9"><text:span text:style-name="T5"># transformador 120 -&gt; 10</text:span></text:p>
      <text:p text:style-name="P9"><text:span text:style-name="T5">V1 1 0 SIN 0 10 60 0 0 0 100</text:span></text:p>
      <text:p text:style-name="P9"><text:span text:style-name="T5">V2 2 0 SIN 0 10 60 0 0 180 100</text:span></text:p>
      <text:p text:style-name="P9"><text:span text:style-name="T5"/></text:p>
      <text:p text:style-name="P9"><text:span text:style-name="T5"># diodos retificadores</text:span></text:p>
      <text:p text:style-name="P9"><text:span text:style-name="T5">N1 1 3 -10 -1.001e-6 -6e-3 -1e-6 0.6 .1e-3 1 10</text:span></text:p>
      <text:p text:style-name="P9"><text:span text:style-name="T5">N2 2 3 -10 -1.001e-6 -6e-3 -1e-6 0.6 .1e-3 1 10</text:span></text:p>
      <text:p text:style-name="P9"><text:span text:style-name="T5"/></text:p>
      <text:p text:style-name="P9"><text:span text:style-name="T5"># filtro capacitivo</text:span></text:p>
      <text:p text:style-name="P9"><text:span text:style-name="T5">Cfiltro 3 0 500e-6</text:span></text:p>
      <text:p text:style-name="P9"><text:span text:style-name="T5">R1 3 4 100</text:span></text:p>
      <text:p text:style-name="P9"><text:span text:style-name="T5"/></text:p>
      <text:p text:style-name="P9"><text:span text:style-name="T5"># zener regulador</text:span></text:p>
      <text:p text:style-name="P9"><text:span text:style-name="T5">Nzener 0 4 -7 -10 -6 1e-3 .6 .1e-3 1 10</text:span></text:p>
      <text:p text:style-name="P9"><text:span text:style-name="T5"/></text:p>
      <text:p text:style-name="P9"><text:span text:style-name="T5"># carga</text:span></text:p>
      <text:p text:style-name="P9"><text:span text:style-name="T5">RL 4 0 10e3</text:span></text:p>
      <text:p text:style-name="P9"><text:span text:style-name="T5"/></text:p>
      <text:p text:style-name="P9"><text:span text:style-name="T5">.TRAN .05 .0001 GEAR4 1</text:span></text:p>
      <text:p text:style-name="P4"><text:span text:style-name="T5"/></text:p>
      <text:p text:style-name="P4"><draw:frame draw:style-name="fr3" draw:name="graphics4" text:anchor-type="paragraph" svg:width="6.9252in" svg:height="5.1965in" draw:z-index="3"><draw:image xlink:href="Pictures/2000000200000241000001B18C20800C.eps" xlink:type="simple" xlink:show="embed" xlink:actuate="onLoad"/></draw:frame><text:span text:style-name="T5"/></text:p>
      <text:p text:style-name="P4"><text:span text:style-name="T5"/></text:p>
      <text:p text:style-name="P4"><text:soft-page-break/>oscilador:</text:p>
      <text:p text:style-name="P3">Um capacitor e um indutor, com condição inicial.</text:p>
      <text:p text:style-name="P3"/>
      <text:p text:style-name="P4">Passa altas:</text:p>
      <text:p text:style-name="P3">Um filtro com topologia sallen-key passa altas</text:p>
      <text:p text:style-name="P3"/>
      <text:p text:style-name="P4">Passa baixas:</text:p>
      <text:p text:style-name="P3">Idêntico, mas passa baixas</text:p>
      <text:p text:style-name="P3"/>
      <text:p text:style-name="P8"># passa-baixas sallen-key com Q=10, e freq=(1/2pi)5kHz</text:p>
      <text:p text:style-name="P8"/>
      <text:p text:style-name="P8">V1 1 0 DC 1</text:p>
      <text:p text:style-name="P8">R1 1 2 10e3</text:p>
      <text:p text:style-name="P8">R2 2 3 10e3</text:p>
      <text:p text:style-name="P8">C1 2 4 400e-9</text:p>
      <text:p text:style-name="P8">C2 3 0 1e-9</text:p>
      <text:p text:style-name="P8">O1 4 0 3 4</text:p>
      <text:p text:style-name="P8"/>
      <text:p text:style-name="P8">.TRAN 30e-3 10e-6 GEAR4 1</text:p>
      <text:p text:style-name="P8"/>
      <text:p text:style-name="P8"><draw:frame draw:style-name="fr2" draw:name="graphics2" text:anchor-type="paragraph" svg:width="6.9252in" svg:height="5.1965in" draw:z-index="1"><draw:image xlink:href="Pictures/2000000200000241000001B11CC6547B.eps" xlink:type="simple" xlink:show="embed" xlink:actuate="onLoad"/></draw:frame></text:p>
      <text:p text:style-name="P3"/>
      <text:p text:style-name="P4">resistencia negativa:</text:p>
      <text:p text:style-name="P3">igual ao oscilador, mas com uma resistência negativa em paralelo. A tensão cresce exponencialmente.</text:p>
      <text:p text:style-name="P3"><text:soft-page-break/></text:p>
      <text:p text:style-name="P4">resistivo:</text:p>
      <text:p text:style-name="P3">Circuito com 7 nós, e várias casos degenerados, para testar a estabilidade numérica. Foi constatado, por exemplo, que uma resistência de 10e+9 ou mais ligada a um nó flutuando (ou seja, sem corrente) apresenta uma certa queda de potencial.</text:p>
      <text:p text:style-name="P3"/>
      <text:p text:style-name="P4">teste_sin:</text:p>
      <text:p text:style-name="P3">Somente um nó e uma fonte de tensão com atraso, número de ciclos, atenuação, etc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20:39:53.58</meta:creation-date>
    <dc:date>2012-07-09T08:16:00</dc:date>
    <meta:editing-duration>PT2H45M9S</meta:editing-duration>
    <meta:editing-cycles>26</meta:editing-cycles>
    <meta:generator>LibreOffice/3.4$Unix LibreOffice_project/340m1$Build-502</meta:generator>
    <meta:document-statistic meta:table-count="0" meta:image-count="4" meta:object-count="0" meta:page-count="7" meta:paragraph-count="82" meta:word-count="931" meta:character-count="5323" meta:non-whitespace-character-count="4420"/>
  </office:meta>
</office:document-meta>
</file>